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82.8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49.61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 table:number-columns-repeated="2"/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the petaloid floral organs {$floral organ} have not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of the petaloid floral organs {$floral organ} have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with at least one {non-senesced flower}. In the case of an {unopened flower head}, the non-senesced flower(s) might no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in which all flowers are unopened flowers {$unopened flower}. The unopened flowers might not ye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with at least one {open flower}.</text:p>
          </table:table-cell>
          <table:table-cell table:style-name="ce12" office:value-type="string" calcext:value-type="string">
            <text:p>'non-senesced flower head' AND 'has visible part' SOME 'open flower'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/>
          <table:table-cell table:style-name="ce8" office:value-type="string" calcext:value-type="string">
            <text:p>An {open flower head} with at least one {pollen-releasing flower}.</text:p>
          </table:table-cell>
          <table:table-cell table:style-name="ce12" office:value-type="string" calcext:value-type="string">
            <text:p>'open flower head' AND 'has visible part' SOME 'pollen-releasing flower'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on which there are no remaining non-senesced flowers {$non-senesced flower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3</text:p>
          </table:table-cell>
          <table:table-cell table:style-name="ce7" office:value-type="string" calcext:value-type="string">
            <text:p>portion of a plant</text:p>
          </table:table-cell>
          <table:table-cell table:style-name="ce4" office:value-type="string" calcext:value-type="string">
            <text:p>PO:'plant structure'</text:p>
          </table:table-cell>
          <table:table-cell table:style-name="ce4"/>
          <table:table-cell table:style-name="ce7" office:value-type="string" calcext:value-type="string">
            <text:p><text:span text:style-name="T1">A {PO:'plant structure'} that is not a {PO:'whole plant'</text:span>}\; i.e. a proper part of a 'whole plant'.  Note that a 'portion of a plant' need no longer be physically part of the 'whole plant' from which it originated (e.g., a  herbarium specimen).</text:p>
          </table:table-cell>
          <table:table-cell table:style-name="ce7"/>
          <table:table-cell table:style-name="ce7" office:value-type="string" calcext:value-type="string">
            <text:p>PO:'plant structure' AND 'is or was part of' SOME PO:'whole plant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952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11" table:number-rows-repeated="8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41:03.481847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41:17.208342603</dc:date>
    <meta:editing-duration>P34DT17H43M58S</meta:editing-duration>
    <meta:editing-cycles>311</meta:editing-cycles>
    <meta:generator>LibreOffice/6.0.7.3$Linux_X86_64 LibreOffice_project/00m0$Build-3</meta:generator>
    <meta:document-statistic meta:table-count="1" meta:cell-count="331" meta:object-count="0"/>
    <meta:user-defined meta:name=""/>
  </office:meta>
</office:document-meta>
</file>